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a3f3" officeooo:paragraph-rsid="000ca3f3"/>
    </style:style>
    <style:style style:name="P2" style:family="paragraph" style:parent-style-name="Preformatted_20_Text">
      <style:text-properties officeooo:rsid="000ca3f3" officeooo:paragraph-rsid="00131293"/>
    </style:style>
    <style:style style:name="P3" style:family="paragraph" style:parent-style-name="Preformatted_20_Text">
      <style:text-properties officeooo:rsid="000df430" officeooo:paragraph-rsid="000df430"/>
    </style:style>
    <style:style style:name="P4" style:family="paragraph" style:parent-style-name="Preformatted_20_Text">
      <style:text-properties officeooo:rsid="000f3f40" officeooo:paragraph-rsid="000f3f40"/>
    </style:style>
    <style:style style:name="P5" style:family="paragraph" style:parent-style-name="Preformatted_20_Text">
      <style:text-properties officeooo:rsid="000fa84c" officeooo:paragraph-rsid="000fa84c"/>
    </style:style>
    <style:style style:name="P6" style:family="paragraph" style:parent-style-name="Preformatted_20_Text">
      <style:text-properties officeooo:rsid="00131293" officeooo:paragraph-rsid="00131293"/>
    </style:style>
    <style:style style:name="P7" style:family="paragraph" style:parent-style-name="Preformatted_20_Text">
      <style:text-properties officeooo:rsid="00157384" officeooo:paragraph-rsid="00157384"/>
    </style:style>
    <style:style style:name="P8" style:family="paragraph" style:parent-style-name="Preformatted_20_Text">
      <style:text-properties officeooo:rsid="00176fed" officeooo:paragraph-rsid="00176fed"/>
    </style:style>
    <style:style style:name="P9" style:family="paragraph" style:parent-style-name="Preformatted_20_Text">
      <style:text-properties officeooo:rsid="0018f559" officeooo:paragraph-rsid="0018f559"/>
    </style:style>
    <style:style style:name="P10" style:family="paragraph" style:parent-style-name="Preformatted_20_Text">
      <style:text-properties officeooo:rsid="001a142c" officeooo:paragraph-rsid="001a142c"/>
    </style:style>
    <style:style style:name="P11" style:family="paragraph" style:parent-style-name="Preformatted_20_Text">
      <style:text-properties officeooo:rsid="001c1b82" officeooo:paragraph-rsid="001c1b82"/>
    </style:style>
    <style:style style:name="P12" style:family="paragraph" style:parent-style-name="Text_20_body">
      <style:text-properties officeooo:paragraph-rsid="00131293"/>
    </style:style>
    <style:style style:name="T1" style:family="text">
      <style:text-properties officeooo:rsid="000ca3f3"/>
    </style:style>
    <style:style style:name="T2" style:family="text">
      <style:text-properties officeooo:rsid="000f181e"/>
    </style:style>
    <style:style style:name="T3" style:family="text">
      <style:text-properties officeooo:rsid="000f3f40"/>
    </style:style>
    <style:style style:name="T4" style:family="text">
      <style:text-properties officeooo:rsid="00131293"/>
    </style:style>
    <style:style style:name="T5" style:family="text">
      <style:text-properties style:font-name="Liberation Mono" officeooo:rsid="00131293" style:font-name-asian="Noto Sans Mono CJK SC" style:font-name-complex="Liberation Mono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ource_20_Text"><text:span text:style-name="T5">Propriedades CSS Flex: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a</text:span></text:span><text:span text:style-name="Source_20_Text"><text:span text:style-name="T4">lign-content:</text:span></text:span></text:p>
      <text:p text:style-name="P12"><text:span text:style-name="Source_20_Text"><text:span text:style-name="T1">flex-start</text:span></text:span><text:span text:style-name="T1">: Items align to the top of the container.</text:span></text:p>
      <text:p text:style-name="P12"><text:span text:style-name="Source_20_Text">flex-end</text:span>: Items align to the bottom of the container.<text:span text:style-name="Source_20_Text">center</text:span>: Items align at the vertical center of the container.</text:p>
      <text:p text:style-name="P12"><text:span text:style-name="Source_20_Text">baseline</text:span>: Items display at the baseline of the container.</text:p>
      <text:p text:style-name="P12"><text:span text:style-name="Source_20_Text">stretch</text:span>: Items are stretched to fit the container.</text:p>
      <text:p text:style-name="P12"><text:span text:style-name="Source_20_Text"/></text:p>
      <text:p text:style-name="P12"><text:span text:style-name="Source_20_Text"><text:span text:style-name="T5">j</text:span></text:span><text:span text:style-name="Source_20_Text"><text:span text:style-name="T4">ustify-content:</text:span></text:span></text:p>
      <text:p text:style-name="P12"><text:span text:style-name="Source_20_Text">flex-start</text:span>: Items align to the left side of the container.</text:p>
      <text:p text:style-name="P12"><text:span text:style-name="Source_20_Text">flex-end</text:span>: Items align to the right side of the container.</text:p>
      <text:p text:style-name="P12"><text:span text:style-name="Source_20_Text">center</text:span>: Items align at the center of the container.</text:p>
      <text:p text:style-name="P12"><text:span text:style-name="Source_20_Text">space-between</text:span>: Items display with equal spacing between them.</text:p>
      <text:p text:style-name="P12"><text:span text:style-name="Source_20_Text">space-around</text:span>: Items display with equal spacing around them.</text:p>
      <text:p text:style-name="P12"/>
      <text:p text:style-name="P12"><text:span text:style-name="Source_20_Text"><text:span text:style-name="T4">Flex-direction:</text:span></text:span></text:p>
      <text:p text:style-name="P12"><text:span text:style-name="Source_20_Text"><text:span text:style-name="T1">row</text:span></text:span><text:span text:style-name="T1">: Items are placed the same as the text direction.</text:span></text:p>
      <text:p text:style-name="P12"><text:span text:style-name="Source_20_Text">row-reverse</text:span>: Items are placed opposite to the text direction.</text:p>
      <text:p text:style-name="P12"><text:span text:style-name="Source_20_Text">column</text:span>: Items are placed top to bottom.</text:p>
      <text:p text:style-name="P12"><text:span text:style-name="Source_20_Text">column-reverse</text:span>: Items are placed bottom to top.</text:p>
      <text:p text:style-name="P2"/>
      <text:p text:style-name="Preformatted_20_Text">Exercícios de CSS Flex do site:</text:p>
      <text:p text:style-name="Preformatted_20_Text"/>
      <text:p text:style-name="Preformatted_20_Text">https://flexboxfroggy.com/</text:p>
      <text:p text:style-name="Preformatted_20_Text"/>
      <text:p text:style-name="Preformatted_20_Text">Exercício 1</text:p>
      <text:p text:style-name="Preformatted_20_Text"/>
      <text:p text:style-name="Preformatted_20_Text">justify-content: flex-end;</text:p>
      <text:p text:style-name="Preformatted_20_Text"/>
      <text:p text:style-name="Preformatted_20_Text">Exercício 2</text:p>
      <text:p text:style-name="Preformatted_20_Text"/>
      <text:p text:style-name="Preformatted_20_Text">justify-content: center;</text:p>
      <text:p text:style-name="Preformatted_20_Text"/>
      <text:p text:style-name="Preformatted_20_Text">Exercício 3</text:p>
      <text:p text:style-name="Preformatted_20_Text"/>
      <text:p text:style-name="Preformatted_20_Text">justify-content: space-around;</text:p>
      <text:p text:style-name="Preformatted_20_Text"/>
      <text:p text:style-name="P1">Exercício 4</text:p>
      <text:p text:style-name="P1"/>
      <text:p text:style-name="P1">justify-content: space-between;</text:p>
      <text:p text:style-name="P1"/>
      <text:p text:style-name="P3"><text:soft-page-break/>Exercício 5</text:p>
      <text:p text:style-name="P3"/>
      <text:p text:style-name="P3">alig<text:span text:style-name="T3">n</text:span>-items: <text:span text:style-name="T2">flex-end;</text:span></text:p>
      <text:p text:style-name="P3"/>
      <text:p text:style-name="P4">Exercício 6</text:p>
      <text:p text:style-name="P4"/>
      <text:p text:style-name="P4">justify-content: center;</text:p>
      <text:p text:style-name="P4">align-items: center;</text:p>
      <text:p text:style-name="P4"/>
      <text:p text:style-name="P5">Exercício 7</text:p>
      <text:p text:style-name="P5"/>
      <text:p text:style-name="P5">justify-content: space-around;</text:p>
      <text:p text:style-name="P5">align-items: end;</text:p>
      <text:p text:style-name="P5"/>
      <text:p text:style-name="P6">Exercício 8</text:p>
      <text:p text:style-name="P6"/>
      <text:p text:style-name="P6">flex-direction: row-reverse;</text:p>
      <text:p text:style-name="P6"/>
      <text:p text:style-name="P7">Exercício 9</text:p>
      <text:p text:style-name="P7"/>
      <text:p text:style-name="P7">flex-direction: column;</text:p>
      <text:p text:style-name="P7"/>
      <text:p text:style-name="P8">Exercício 10</text:p>
      <text:p text:style-name="P8"/>
      <text:p text:style-name="P8">flex-direction: row-reverse;</text:p>
      <text:p text:style-name="P8">justify-content: start;</text:p>
      <text:p text:style-name="P8"/>
      <text:p text:style-name="P9">Exercício 11</text:p>
      <text:p text:style-name="P9"/>
      <text:p text:style-name="P9">flex-direction: column;</text:p>
      <text:p text:style-name="P9">justify-content: end;</text:p>
      <text:p text:style-name="P9"/>
      <text:p text:style-name="P10">Exercício 12</text:p>
      <text:p text:style-name="P10"/>
      <text:p text:style-name="P10">flex-direction: column-reverse;</text:p>
      <text:p text:style-name="P10">justify-content: space-between;</text:p>
      <text:p text:style-name="P10"/>
      <text:p text:style-name="P11">Exercício 13</text:p>
      <text:p text:style-name="P11"/>
      <text:p text:style-name="P11">justify-content: center;</text:p>
      <text:p text:style-name="P11">flex-direction: row-reverse;</text:p>
      <text:p text:style-name="P11">align-items: en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1T15:24:20.388275181</dc:date>
    <meta:editing-duration>PT10M38S</meta:editing-duration>
    <meta:editing-cycles>15</meta:editing-cycles>
    <meta:generator>LibreOffice/6.4.5.2$Linux_X86_64 LibreOffice_project/40$Build-2</meta:generator>
    <meta:document-statistic meta:table-count="0" meta:image-count="0" meta:object-count="0" meta:page-count="2" meta:paragraph-count="52" meta:word-count="201" meta:character-count="1530" meta:non-whitespace-character-count="1381"/>
  </office:meta>
</office:document-meta>
</file>